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42cm" fo:min-width="4.80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7.5cm" svg:height="3.1cm" svg:x="7.1cm" svg:y="1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5cm" svg:height="3.1cm" svg:x="7.3cm" svg:y="25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11:34:52.507986269</meta:creation-date>
    <dc:date>2019-11-06T11:36:25.590805553</dc:date>
    <meta:editing-duration>PT1M33S</meta:editing-duration>
    <meta:editing-cycles>1</meta:editing-cycles>
    <meta:document-statistic meta:object-count="2"/>
    <meta:generator>LibreOffice/6.0.7.3$Linux_X86_64 LibreOffice_project/00m0$Build-3</meta:generator>
  </office:meta>
</office:document-meta>
</file>